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002cm"/>
    </style:style>
    <style:style style:name="Tabla1.B" style:family="table-column">
      <style:table-column-properties style:column-width="9.723cm"/>
    </style:style>
    <style:style style:name="Tabla1.C" style:family="table-column">
      <style:table-column-properties style:column-width="4.27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307cm" table:align="left"/>
    </style:style>
    <style:style style:name="Tabla2.A" style:family="table-column">
      <style:table-column-properties style:column-width="5.597cm"/>
    </style:style>
    <style:style style:name="Tabla2.B" style:family="table-column">
      <style:table-column-properties style:column-width="5.496cm"/>
    </style:style>
    <style:style style:name="Tabla2.C" style:family="table-column">
      <style:table-column-properties style:column-width="5.214cm"/>
    </style:style>
    <style:style style:name="Tabla2.A1" style:family="table-cell">
      <style:table-cell-properties style:vertical-align="middle" fo:padding="0.049cm" fo:border="none"/>
    </style:style>
    <style:style style:name="Tabla2.10" style:family="table-row">
      <style:table-row-properties style:min-row-height="1.085cm"/>
    </style:style>
    <style:style style:name="P1" style:family="paragraph" style:parent-style-name="Standard">
      <style:text-properties fo:color="#168253" loext:opacity="100%" style:font-name="Lohit Devanagari1" fo:font-size="16pt" fo:font-weight="bold" officeooo:rsid="00028fe2" officeooo:paragraph-rsid="00082d2d" style:font-size-asian="16pt" style:font-weight-asian="bold" style:font-size-complex="16pt" style:font-weight-complex="bold"/>
    </style:style>
    <style:style style:name="P2" style:family="paragraph" style:parent-style-name="Heading_20_1">
      <style:text-properties fo:color="#333333" loext:opacity="100%" style:font-name="Lohit Devanagari1" fo:font-size="12pt" fo:font-weight="normal" officeooo:rsid="00028fe2" officeooo:paragraph-rsid="00082d2d" style:font-size-asian="10.5pt" style:font-weight-asian="normal" style:font-size-complex="12pt" style:font-weight-complex="normal"/>
    </style:style>
    <style:style style:name="P3" style:family="paragraph" style:parent-style-name="Text_20_body" style:list-style-name="L1">
      <style:text-properties fo:color="#168253" loext:opacity="100%" style:font-name="Lohit Devanagari1" officeooo:rsid="00028fe2"/>
    </style:style>
    <style:style style:name="P4" style:family="paragraph" style:parent-style-name="Horizontal_20_Line">
      <style:text-properties fo:color="#333333" loext:opacity="100%" style:font-name="Lohit Devanagari1" fo:font-size="12pt" officeooo:rsid="00028fe2" style:font-size-asian="10.5pt" style:font-size-complex="12pt"/>
    </style:style>
    <style:style style:name="P5" style:family="paragraph" style:parent-style-name="Heading_20_1">
      <style:text-properties fo:color="#333333" loext:opacity="100%" style:font-name="Lohit Devanagari1" fo:font-size="12pt" fo:font-weight="normal" officeooo:rsid="00028fe2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color="#168253" loext:opacity="100%" style:font-name="Lohit Devanagari1" officeooo:rsid="00028fe2"/>
    </style:style>
    <style:style style:name="P7" style:family="paragraph" style:parent-style-name="Preformatted_20_Text">
      <style:paragraph-properties fo:margin-left="0cm" fo:margin-right="0cm" fo:text-indent="0cm" style:auto-text-indent="false" style:writing-mode="lr-tb"/>
      <style:text-properties fo:color="#168253" loext:opacity="100%" style:font-name="Lohit Devanagari1" fo:font-size="12pt" officeooo:rsid="00028fe2" style:font-size-asian="10.5pt" style:font-size-complex="12pt"/>
    </style:style>
    <style:style style:name="P8" style:family="paragraph" style:parent-style-name="Preformatted_20_Text">
      <style:paragraph-properties style:writing-mode="lr-tb"/>
      <style:text-properties fo:color="#168253" loext:opacity="100%" style:font-name="Lohit Devanagari1" fo:font-size="12pt" officeooo:rsid="00028fe2" style:font-size-asian="10.5pt" style:font-size-complex="12pt"/>
    </style:style>
    <style:style style:name="P9" style:family="paragraph" style:parent-style-name="Preformatted_20_Text">
      <style:paragraph-properties fo:margin-top="0cm" fo:margin-bottom="0.499cm" style:contextual-spacing="false" style:writing-mode="lr-tb"/>
      <style:text-properties fo:color="#168253" loext:opacity="100%" style:font-name="Lohit Devanagari1" fo:font-size="12pt" officeooo:rsid="00028fe2" style:font-size-asian="10.5pt" style:font-size-complex="12pt"/>
    </style:style>
    <style:style style:name="P10" style:family="paragraph" style:parent-style-name="Text_20_body" style:list-style-name="L2">
      <style:text-properties fo:color="#168253" loext:opacity="100%" style:font-name="Lohit Devanagari1" officeooo:rsid="00028fe2"/>
    </style:style>
    <style:style style:name="P11" style:family="paragraph" style:parent-style-name="Heading_20_1">
      <style:text-properties fo:color="#168253" loext:opacity="100%" style:font-name="Lohit Devanagari1" fo:font-size="12pt" fo:font-weight="normal" officeooo:rsid="00028fe2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style:writing-mode="lr-tb"/>
      <style:text-properties fo:color="#333333" loext:opacity="100%" style:font-name="Lohit Devanagari1" fo:font-size="12pt" officeooo:rsid="00028fe2" style:font-size-asian="10.5pt" style:font-size-complex="12pt"/>
    </style:style>
    <style:style style:name="P13" style:family="paragraph" style:parent-style-name="Text_20_body" style:list-style-name="L3">
      <style:text-properties fo:color="#168253" loext:opacity="100%" style:font-name="Lohit Devanagari1" officeooo:rsid="00028fe2"/>
    </style:style>
    <style:style style:name="P14" style:family="paragraph" style:parent-style-name="Text_20_body">
      <style:text-properties fo:color="#333333" loext:opacity="100%" style:font-name="Lohit Devanagari1" officeooo:rsid="00028fe2"/>
    </style:style>
    <style:style style:name="P15" style:family="paragraph" style:parent-style-name="Text_20_body" style:list-style-name="L4">
      <style:text-properties fo:color="#168253" loext:opacity="100%" style:font-name="Lohit Devanagari1" officeooo:rsid="00028fe2"/>
    </style:style>
    <style:style style:name="P16" style:family="paragraph" style:parent-style-name="Text_20_body" style:list-style-name="L5">
      <style:text-properties fo:color="#168253" loext:opacity="100%" style:font-name="Lohit Devanagari1" officeooo:rsid="00028fe2"/>
    </style:style>
    <style:style style:name="P17" style:family="paragraph" style:parent-style-name="Text_20_body" style:list-style-name="L6">
      <style:text-properties fo:color="#168253" loext:opacity="100%" style:font-name="Lohit Devanagari1" officeooo:rsid="00028fe2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168253" loext:opacity="100%" style:font-name="Lohit Devanagari1" fo:font-size="12pt" officeooo:rsid="00028fe2" style:font-size-asian="10.5pt" style:font-size-complex="12pt"/>
    </style:style>
    <style:style style:name="P19" style:family="paragraph" style:parent-style-name="Text_20_body" style:list-style-name="L7">
      <style:text-properties fo:color="#168253" loext:opacity="100%" style:font-name="Lohit Devanagari1" officeooo:rsid="00028fe2"/>
    </style:style>
    <style:style style:name="P20" style:family="paragraph" style:parent-style-name="Text_20_body" style:list-style-name="L8">
      <style:text-properties fo:color="#168253" loext:opacity="100%" style:font-name="Lohit Devanagari1" officeooo:rsid="00028fe2"/>
    </style:style>
    <style:style style:name="P21" style:family="paragraph" style:parent-style-name="Text_20_body" style:list-style-name="L9">
      <style:text-properties fo:color="#168253" loext:opacity="100%" style:font-name="Lohit Devanagari1" officeooo:rsid="00028fe2"/>
    </style:style>
    <style:style style:name="P22" style:family="paragraph" style:parent-style-name="Text_20_body" style:list-style-name="L10">
      <style:text-properties fo:color="#168253" loext:opacity="100%" style:font-name="Lohit Devanagari1" officeooo:rsid="00028fe2"/>
    </style:style>
    <style:style style:name="P23" style:family="paragraph" style:parent-style-name="Text_20_body" style:list-style-name="L11">
      <style:text-properties fo:color="#168253" loext:opacity="100%" style:font-name="Lohit Devanagari1" officeooo:rsid="00028fe2"/>
    </style:style>
    <style:style style:name="P24" style:family="paragraph" style:parent-style-name="Text_20_body" style:list-style-name="L12">
      <style:text-properties fo:color="#168253" loext:opacity="100%" style:font-name="Lohit Devanagari1" officeooo:rsid="00028fe2"/>
    </style:style>
    <style:style style:name="P25" style:family="paragraph" style:parent-style-name="Heading_20_5">
      <style:text-properties fo:color="#333333" loext:opacity="100%" style:font-name="Lohit Devanagari1" fo:font-size="12pt" fo:font-weight="normal" officeooo:rsid="00028fe2" style:font-size-asian="10.5pt" style:font-weight-asian="normal" style:font-size-complex="12pt" style:font-weight-complex="normal"/>
    </style:style>
    <style:style style:name="P26" style:family="paragraph" style:parent-style-name="Heading_20_6">
      <style:text-properties fo:color="#333333" loext:opacity="100%" style:font-name="Lohit Devanagari1" fo:font-size="12pt" fo:font-weight="normal" officeooo:rsid="00028fe2" style:font-size-asian="10.5pt" style:font-weight-asian="normal" style:font-size-complex="12pt" style:font-weight-complex="normal"/>
    </style:style>
    <style:style style:name="P27" style:family="paragraph" style:parent-style-name="Table_20_Heading">
      <style:text-properties fo:color="#333333" loext:opacity="100%"/>
    </style:style>
    <style:style style:name="P28" style:family="paragraph" style:parent-style-name="Heading_20_3">
      <style:text-properties fo:color="#168253" loext:opacity="100%" style:font-name="Lohit Devanagari1" fo:font-size="12pt" fo:font-weight="normal" officeooo:rsid="00028fe2" style:font-size-asian="10.5pt" style:font-weight-asian="normal" style:font-size-complex="12pt" style:font-weight-complex="normal"/>
    </style:style>
    <style:style style:name="P29" style:family="paragraph" style:parent-style-name="Text_20_body" style:list-style-name="L13">
      <style:text-properties fo:color="#168253" loext:opacity="100%" style:font-name="Lohit Devanagari1" officeooo:rsid="00028fe2"/>
    </style:style>
    <style:style style:name="P30" style:family="paragraph" style:parent-style-name="Text_20_body" style:list-style-name="L14">
      <style:text-properties fo:color="#333333" loext:opacity="100%" style:font-name="Lohit Devanagari1" officeooo:rsid="00028fe2"/>
    </style:style>
    <style:style style:name="P31" style:family="paragraph" style:parent-style-name="Text_20_body" style:list-style-name="L15">
      <style:text-properties fo:color="#333333" loext:opacity="100%" style:font-name="Lohit Devanagari1" officeooo:rsid="00028fe2"/>
    </style:style>
    <style:style style:name="P32" style:family="paragraph" style:parent-style-name="Text_20_body" style:list-style-name="L16">
      <style:text-properties fo:color="#333333" loext:opacity="100%" style:font-name="Lohit Devanagari1" officeooo:rsid="00028fe2"/>
    </style:style>
    <style:style style:name="P33" style:family="paragraph" style:parent-style-name="Text_20_body" style:list-style-name="L17">
      <style:text-properties fo:color="#333333" loext:opacity="100%" style:font-name="Lohit Devanagari1" officeooo:rsid="00028fe2"/>
    </style:style>
    <style:style style:name="P34" style:family="paragraph" style:parent-style-name="Text_20_body" style:list-style-name="L18">
      <style:text-properties fo:color="#168253" loext:opacity="100%" style:font-name="Lohit Devanagari1" officeooo:rsid="00028fe2"/>
    </style:style>
    <style:style style:name="P35" style:family="paragraph" style:parent-style-name="Text_20_body" style:list-style-name="L18">
      <style:text-properties fo:color="#333333" loext:opacity="100%" style:font-name="Lohit Devanagari1" officeooo:rsid="00028fe2"/>
    </style:style>
    <style:style style:name="P36" style:family="paragraph" style:parent-style-name="Text_20_body" style:list-style-name="L19">
      <style:text-properties fo:color="#168253" loext:opacity="100%" style:font-name="Lohit Devanagari1" officeooo:rsid="00028fe2"/>
    </style:style>
    <style:style style:name="P37" style:family="paragraph" style:parent-style-name="Text_20_body" style:list-style-name="L19">
      <style:text-properties fo:color="#333333" loext:opacity="100%" style:font-name="Lohit Devanagari1" officeooo:rsid="00028fe2"/>
    </style:style>
    <style:style style:name="P38" style:family="paragraph" style:parent-style-name="Heading_20_3">
      <style:text-properties fo:color="#333333" loext:opacity="100%" style:font-name="Lohit Devanagari1" fo:font-size="12pt" fo:font-weight="normal" officeooo:rsid="00028fe2" style:font-size-asian="10.5pt" style:font-weight-asian="normal" style:font-size-complex="12pt" style:font-weight-complex="normal"/>
    </style:style>
    <style:style style:name="P39" style:family="paragraph" style:parent-style-name="Text_20_body" style:list-style-name="L20">
      <style:text-properties fo:color="#168253" loext:opacity="100%" style:font-name="Lohit Devanagari1" officeooo:rsid="00028fe2"/>
    </style:style>
    <style:style style:name="P40" style:family="paragraph" style:parent-style-name="Text_20_body" style:list-style-name="L21">
      <style:text-properties fo:color="#168253" loext:opacity="100%" style:font-name="Lohit Devanagari1" officeooo:rsid="00028fe2"/>
    </style:style>
    <style:style style:name="P41" style:family="paragraph" style:parent-style-name="Text_20_body" style:list-style-name="L21">
      <style:text-properties fo:color="#333333" loext:opacity="100%" style:font-name="Lohit Devanagari1" officeooo:rsid="00028fe2"/>
    </style:style>
    <style:style style:name="P42" style:family="paragraph" style:parent-style-name="Text_20_body" style:list-style-name="L22">
      <style:text-properties fo:color="#333333" loext:opacity="100%" style:font-name="Lohit Devanagari1" officeooo:rsid="00028fe2"/>
    </style:style>
    <style:style style:name="P43" style:family="paragraph" style:parent-style-name="Text_20_body" style:list-style-name="L23">
      <style:text-properties fo:color="#168253" loext:opacity="100%" style:font-name="Lohit Devanagari1" officeooo:rsid="00028fe2"/>
    </style:style>
    <style:style style:name="P44" style:family="paragraph" style:parent-style-name="Text_20_body" style:list-style-name="L23">
      <style:text-properties fo:color="#333333" loext:opacity="100%" style:font-name="Lohit Devanagari1" officeooo:rsid="00028fe2"/>
    </style:style>
    <style:style style:name="P45" style:family="paragraph" style:parent-style-name="Table_20_Contents">
      <style:text-properties fo:color="#333333" loext:opacity="100%"/>
    </style:style>
    <style:style style:name="P46" style:family="paragraph" style:parent-style-name="Standard">
      <style:text-properties fo:color="#333333" loext:opacity="100%" style:font-name="Lohit Devanagari1" fo:font-size="12pt" fo:font-weight="normal" officeooo:rsid="00028fe2" officeooo:paragraph-rsid="00082d2d" style:font-size-asian="10.5pt" style:font-weight-asian="normal" style:font-size-complex="12pt" style:font-weight-complex="normal"/>
    </style:style>
    <style:style style:name="T1" style:family="text">
      <style:text-properties officeooo:rsid="00082d2d"/>
    </style:style>
    <style:style style:name="T2" style:family="text">
      <style:text-properties fo:color="#158466" loext:opacity="100%" officeooo:rsid="00082d2d"/>
    </style:style>
    <style:style style:name="T3" style:family="text">
      <style:text-properties fo:color="#333333" loext:opacity="100%"/>
    </style:style>
    <style:style style:name="T4" style:family="text">
      <style:text-properties fo:color="#000080" loext:opacity="100%"/>
    </style:style>
    <style:style style:name="T5" style:family="text">
      <style:text-properties fo:color="#158466" loext:opacity="100%"/>
    </style:style>
    <style:style style:name="T6" style:family="text">
      <style:text-properties fo:color="#3465a4" loext:opacity="100%"/>
    </style:style>
    <style:style style:name="T7" style:family="text">
      <style:text-properties fo:color="#ec9ba4" loext:opacity="100%"/>
    </style:style>
    <style:style style:name="T8" style:family="text">
      <style:text-properties fo:color="#333333" loext:opacity="100%" fo:background-color="#ffe994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<text:span text:style-name="T1">SE </text:span><text:span text:style-name="T2">LocalDateTime</text:span></text:p>
      <text:p text:style-name="P1"/>
      <text:h text:style-name="P2" text:outline-level="1">¿Qué representa exactamente?</text:h>
      <text:list text:style-name="L1">
        <text:list-item>
          <text:p text:style-name="P3"><text:span text:style-name="T3">Contiene: </text:span><text:span text:style-name="Strong_20_Emphasis"><text:span text:style-name="T3">año, mes, día, hora, minuto, segundo y nanosegundos</text:span></text:span><text:span text:style-name="T3">.</text:span></text:p>
        </text:list-item>
        <text:list-item>
          <text:p text:style-name="P3"><text:span text:style-name="Strong_20_Emphasis"><text:span text:style-name="T3">No</text:span></text:span><text:span text:style-name="T3"> contiene información de zona (ZoneId) ni offset — por eso </text:span><text:span text:style-name="Strong_20_Emphasis"><text:span text:style-name="T3">no</text:span></text:span><text:span text:style-name="T3"> representa un instante absoluto en la línea temporal sin añadir información de zona u offset. Para convertir a un </text:span><text:span text:style-name="Source_20_Text"><text:span text:style-name="T3">Instant</text:span></text:span><text:span text:style-name="T3"> hay que combinarlo con un </text:span><text:span text:style-name="Source_20_Text"><text:span text:style-name="T3">ZoneId</text:span></text:span><text:span text:style-name="T3"> o </text:span><text:span text:style-name="Source_20_Text"><text:span text:style-name="T3">ZoneOffset</text:span></text:span><text:span text:style-name="T3">. </text:span><text:a xlink:type="simple" xlink:href="https://docs.oracle.com/en/java/javase/21/docs/api/java.base/java/time/LocalDateTime.html?utm_source=chatgpt.com" office:target-frame-name="_blank" xlink:show="new" text:style-name="Internet_20_link" text:visited-style-name="Visited_20_Internet_20_Link"><text:span text:style-name="T4">Oracle Docs+1</text:span></text:a></text:p>
        </text:list-item>
      </text:list>
      <text:p text:style-name="P4"/>
      <text:h text:style-name="P5" text:outline-level="1">Creación (factories y parseo)</text:h>
      <text:p text:style-name="P6"><text:span text:style-name="T3">Principales formas de crear </text:span><text:span text:style-name="Source_20_Text"><text:span text:style-name="T5">LocalDateTime</text:span></text:span><text:span text:style-name="T3">:</text:span></text:p>
      <text:p text:style-name="P7"><text:span text:style-name="Source_20_Text"><text:span text:style-name="T5">LocalDateTime</text:span></text:span><text:span text:style-name="Source_20_Text"><text:span text:style-name="T3"> ahora = </text:span></text:span><text:span text:style-name="Source_20_Text"><text:span text:style-name="T5">LocalDateTime</text:span></text:span><text:span text:style-name="Source_20_Text"><text:span text:style-name="T3">.now(); <text:s text:c="19"/>// fecha-hora actual del sistema</text:span></text:span></text:p>
      <text:p text:style-name="P8"><text:span text:style-name="Source_20_Text"><text:span text:style-name="T5">LocalDateTime</text:span></text:span><text:span text:style-name="Source_20_Text"><text:span text:style-name="T3"> ld1 = </text:span></text:span><text:span text:style-name="Source_20_Text"><text:span text:style-name="T5">LocalDateTime</text:span></text:span><text:span text:style-name="Source_20_Text"><text:span text:style-name="T3">.of(2025, 11, 30, 14, 30); <text:s text:c="2"/>// año, mes, día, hora, minuto</text:span></text:span></text:p>
      <text:p text:style-name="P8"><text:span text:style-name="Source_20_Text"><text:span text:style-name="T5">LocalDateTime</text:span></text:span><text:span text:style-name="Source_20_Text"><text:span text:style-name="T3"> ld2 = </text:span></text:span><text:span text:style-name="Source_20_Text"><text:span text:style-name="T5">LocalDateTime</text:span></text:span><text:span text:style-name="Source_20_Text"><text:span text:style-name="T3">.of(2025, Month.NOVEMBER, 30, 14, 30, 15, 123_000_000); // +seg +nanos</text:span></text:span></text:p>
      <text:p text:style-name="P9"><text:span text:style-name="Source_20_Text"><text:span text:style-name="T5">LocalDateTime</text:span></text:span><text:span text:style-name="Source_20_Text"><text:span text:style-name="T3"> desdeIso = </text:span></text:span><text:span text:style-name="Source_20_Text"><text:span text:style-name="T5">LocalDateTime</text:span></text:span><text:span text:style-name="Source_20_Text"><text:span text:style-name="T3">.parse("2025-11-30T14:30:15"); // parse ISO-8601 por defecto</text:span></text:span></text:p>
      <text:list text:style-name="L2">
        <text:list-item>
          <text:p text:style-name="P10"><text:span text:style-name="Source_20_Text"><text:span text:style-name="T3">parse(CharSequence)</text:span></text:span><text:span text:style-name="T3"> usa por defecto el formato ISO (</text:span><text:span text:style-name="Source_20_Text"><text:span text:style-name="T3">yyyy-MM-dd'T'HH:mm:ss[.nnn...]</text:span></text:span><text:span text:style-name="T3">). Para otros formatos usa </text:span><text:span text:style-name="Source_20_Text"><text:span text:style-name="T6">DateTimeFormatter</text:span></text:span><text:span text:style-name="T3">. </text:span><text:a xlink:type="simple" xlink:href="https://docs.oracle.com/en/java/javase/21/docs/api/java.base/java/time/LocalDateTime.html?utm_source=chatgpt.com" office:target-frame-name="_blank" xlink:show="new" text:style-name="Internet_20_link" text:visited-style-name="Visited_20_Internet_20_Link"><text:span text:style-name="T4">Oracle Docs+1</text:span></text:a></text:p>
        </text:list-item>
      </text:list>
      <text:p text:style-name="P4"/>
      <text:h text:style-name="P11" text:outline-level="1"><text:span text:style-name="T3">Formateo y parseo con </text:span><text:span text:style-name="Source_20_Text"><text:span text:style-name="T6">DateTimeFormatter</text:span></text:span></text:h>
      <text:p text:style-name="P6"><text:span text:style-name="Source_20_Text"><text:span text:style-name="T6">DateTimeFormatter</text:span></text:span><text:span text:style-name="T3"> es la clase recomendada para formatear y parsear:</text:span></text:p>
      <text:p text:style-name="P7"><text:span text:style-name="Source_20_Text"><text:span text:style-name="T6">DateTimeFormatter</text:span></text:span><text:span text:style-name="Source_20_Text"><text:span text:style-name="T3"> fmt = </text:span></text:span><text:span text:style-name="Source_20_Text"><text:span text:style-name="T6">DateTimeFormatter</text:span></text:span><text:span text:style-name="Source_20_Text"><text:span text:style-name="T3">.</text:span></text:span><text:span text:style-name="Source_20_Text"><text:span text:style-name="T7">ofPattern</text:span></text:span><text:span text:style-name="Source_20_Text"><text:span text:style-name="T3">("dd/MM/yyyy HH:mm:ss");</text:span></text:span></text:p>
      <text:p text:style-name="P8"><text:span text:style-name="Source_20_Text"><text:span text:style-name="T3">String texto = ld1.format(fmt); // "30/11/2025 14:30:00"</text:span></text:span></text:p>
      <text:p text:style-name="P12"/>
      <text:p text:style-name="P9"><text:span text:style-name="Source_20_Text"><text:span text:style-name="T5">LocalDateTime</text:span></text:span><text:span text:style-name="Source_20_Text"><text:span text:style-name="T3"> parsed = </text:span></text:span><text:span text:style-name="Source_20_Text"><text:span text:style-name="T5">LocalDateTime</text:span></text:span><text:span text:style-name="Source_20_Text"><text:span text:style-name="T3">.parse("30/11/2025 14:30:00", fmt);</text:span></text:span></text:p>
      <text:list text:style-name="L3">
        <text:list-item>
          <text:p text:style-name="P13"><text:span text:style-name="T3">Si el string no coincide con el patrón lanzará </text:span><text:span text:style-name="Source_20_Text"><text:span text:style-name="T3">DateTimeParseException</text:span></text:span><text:span text:style-name="T3">. </text:span><text:a xlink:type="simple" xlink:href="https://docs.oracle.com/javase/8/docs/api/java/time/format/DateTimeFormatter.html?utm_source=chatgpt.com" office:target-frame-name="_blank" xlink:show="new" text:style-name="Internet_20_link" text:visited-style-name="Visited_20_Internet_20_Link"><text:span text:style-name="T4">Oracle Docs</text:span></text:a></text:p>
        </text:list-item>
      </text:list>
      <text:p text:style-name="P4"/>
      <text:h text:style-name="P5" text:outline-level="1"><text:soft-page-break/>Operaciones comunes (inmutabilidad)</text:h>
      <text:p text:style-name="P14">Todas las operaciones devuelven nuevas instancias:</text:p>
      <text:p text:style-name="P7"><text:span text:style-name="Source_20_Text"><text:span text:style-name="T5">LocalDateTime</text:span></text:span><text:span text:style-name="Source_20_Text"><text:span text:style-name="T3"> base = </text:span></text:span><text:span text:style-name="Source_20_Text"><text:span text:style-name="T5">LocalDateTime</text:span></text:span><text:span text:style-name="Source_20_Text"><text:span text:style-name="T3">.of(2025,11,30,14,0);</text:span></text:span></text:p>
      <text:p text:style-name="P8"><text:span text:style-name="Source_20_Text"><text:span text:style-name="T5">LocalDateTime</text:span></text:span><text:span text:style-name="Source_20_Text"><text:span text:style-name="T3"> mas1hora = base.plusHours(1);</text:span></text:span></text:p>
      <text:p text:style-name="P8"><text:span text:style-name="Source_20_Text"><text:span text:style-name="T5">LocalDateTime</text:span></text:span><text:span text:style-name="Source_20_Text"><text:span text:style-name="T3"> menos30min = base.minusMinutes(30);</text:span></text:span></text:p>
      <text:p text:style-name="P9"><text:span text:style-name="Source_20_Text"><text:span text:style-name="T5">LocalDateTime</text:span></text:span><text:span text:style-name="Source_20_Text"><text:span text:style-name="T3"> conDia = base.withDayOfMonth(1);</text:span></text:span></text:p>
      <text:list text:style-name="L4">
        <text:list-item>
          <text:p text:style-name="P15"><text:span text:style-name="T3">Métodos: </text:span><text:span text:style-name="Source_20_Text"><text:span text:style-name="T3">plusXxx</text:span></text:span><text:span text:style-name="T3">, </text:span><text:span text:style-name="Source_20_Text"><text:span text:style-name="T3">minusXxx</text:span></text:span><text:span text:style-name="T3">, </text:span><text:span text:style-name="Source_20_Text"><text:span text:style-name="T3">withXxx</text:span></text:span><text:span text:style-name="T3"> (</text:span><text:span text:style-name="Source_20_Text"><text:span text:style-name="T3">withHour</text:span></text:span><text:span text:style-name="T3">, </text:span><text:span text:style-name="Source_20_Text"><text:span text:style-name="T3">withDayOfMonth</text:span></text:span><text:span text:style-name="T3">), </text:span><text:span text:style-name="Source_20_Text"><text:span text:style-name="T3">truncatedTo(ChronoUnit)</text:span></text:span><text:span text:style-name="T3"> etc.</text:span></text:p>
        </text:list-item>
        <text:list-item>
          <text:p text:style-name="P15"><text:span text:style-name="T3">Para ajustar con reglas complejas se usan </text:span><text:span text:style-name="Source_20_Text"><text:span text:style-name="T3">TemporalAdjuster</text:span></text:span><text:span text:style-name="T3"> / </text:span><text:span text:style-name="Source_20_Text"><text:span text:style-name="T3">TemporalAdjusters</text:span></text:span><text:span text:style-name="T3">. </text:span><text:a xlink:type="simple" xlink:href="https://docs.oracle.com/javase/tutorial/datetime/iso/datetime.html?utm_source=chatgpt.com" office:target-frame-name="_blank" xlink:show="new" text:style-name="Internet_20_link" text:visited-style-name="Visited_20_Internet_20_Link"><text:span text:style-name="T4">Oracle Docs</text:span></text:a></text:p>
        </text:list-item>
      </text:list>
      <text:p text:style-name="P4"/>
      <text:h text:style-name="P5" text:outline-level="1">Acceso a campos y consultas</text:h>
      <text:p text:style-name="P7"><text:span text:style-name="Source_20_Text"><text:span text:style-name="T3">int year = ld.getYear();</text:span></text:span></text:p>
      <text:p text:style-name="P8"><text:span text:style-name="Source_20_Text"><text:span text:style-name="T3">Month month = ld.getMonth();</text:span></text:span></text:p>
      <text:p text:style-name="P8"><text:span text:style-name="Source_20_Text"><text:span text:style-name="T3">int day = ld.getDayOfMonth();</text:span></text:span></text:p>
      <text:p text:style-name="P8"><text:span text:style-name="Source_20_Text"><text:span text:style-name="T3">int hour = ld.getHour();</text:span></text:span></text:p>
      <text:p text:style-name="P8"><text:span text:style-name="Source_20_Text"><text:span text:style-name="T3">int minute = ld.getMinute();</text:span></text:span></text:p>
      <text:p text:style-name="P8"><text:span text:style-name="Source_20_Text"><text:span text:style-name="T3">int second = ld.getSecond();</text:span></text:span></text:p>
      <text:p text:style-name="P8"><text:span text:style-name="Source_20_Text"><text:span text:style-name="T3">int nano <text:s/>= ld.getNano();</text:span></text:span></text:p>
      <text:p text:style-name="P9"><text:span text:style-name="Source_20_Text"><text:span text:style-name="T3">DayOfWeek dow = ld.getDayOfWeek();</text:span></text:span></text:p>
      <text:list text:style-name="L5">
        <text:list-item>
          <text:p text:style-name="P16"><text:span text:style-name="T8">También </text:span><text:span text:style-name="Source_20_Text"><text:span text:style-name="T8">isAfter()</text:span></text:span><text:span text:style-name="T8">, </text:span><text:span text:style-name="Source_20_Text"><text:span text:style-name="T8">isBefore()</text:span></text:span><text:span text:style-name="T8">, </text:span><text:span text:style-name="Source_20_Text"><text:span text:style-name="T8">isEqual()</text:span></text:span><text:span text:style-name="T8">, y </text:span><text:span text:style-name="Source_20_Text"><text:span text:style-name="T8">compareTo()</text:span></text:span><text:span text:style-name="T8"> para comparar.</text:span><text:span text:style-name="T3"> </text:span><text:a xlink:type="simple" xlink:href="https://docs.oracle.com/en/java/javase/21/docs/api/java.base/java/time/LocalDateTime.html?utm_source=chatgpt.com" office:target-frame-name="_blank" xlink:show="new" text:style-name="Internet_20_link" text:visited-style-name="Visited_20_Internet_20_Link"><text:span text:style-name="T4">Oracle Docs</text:span></text:a></text:p>
        </text:list-item>
      </text:list>
      <text:p text:style-name="P4"/>
      <text:h text:style-name="P5" text:outline-level="1">Comparación y diferencias entre fechas/hora</text:h>
      <text:list text:style-name="L6">
        <text:list-item>
          <text:p text:style-name="P17"><text:span text:style-name="T3">Para duración entre dos </text:span><text:span text:style-name="Source_20_Text"><text:span text:style-name="T5">LocalDateTime</text:span></text:span><text:span text:style-name="T3"> usa </text:span><text:span text:style-name="Source_20_Text"><text:span text:style-name="T3">Duration.between(a, b)</text:span></text:span><text:span text:style-name="T3">.</text:span></text:p>
        </text:list-item>
        <text:list-item>
          <text:p text:style-name="P17"><text:span text:style-name="T3">Para diferencia en unidades de fecha (años/meses) puede combinarse con </text:span><text:span text:style-name="Source_20_Text"><text:span text:style-name="T3">Period</text:span></text:span><text:span text:style-name="T3"> u otros enfoques (ten en cuenta que </text:span><text:span text:style-name="Source_20_Text"><text:span text:style-name="T3">Period</text:span></text:span><text:span text:style-name="T3"> trabaja con </text:span><text:span text:style-name="Source_20_Text"><text:span text:style-name="T3">LocalDate</text:span></text:span><text:span text:style-name="T3">). </text:span><text:a xlink:type="simple" xlink:href="https://docs.oracle.com/en/java/javase/17/docs/api/java.base/java/time/package-summary.html?utm_source=chatgpt.com" office:target-frame-name="_blank" xlink:show="new" text:style-name="Internet_20_link" text:visited-style-name="Visited_20_Internet_20_Link"><text:span text:style-name="T4">Oracle Docs</text:span></text:a></text:p>
        </text:list-item>
      </text:list>
      <text:p text:style-name="P4"/>
      <text:h text:style-name="P5" text:outline-level="1">Conversión a instante / zona horaria</text:h>
      <text:p text:style-name="P6"><text:span text:style-name="Source_20_Text"><text:span text:style-name="T5">LocalDateTime</text:span></text:span><text:span text:style-name="T3"> </text:span><text:span text:style-name="Strong_20_Emphasis"><text:span text:style-name="T3">no</text:span></text:span><text:span text:style-name="T3"> tiene zona; para obtener un </text:span><text:span text:style-name="Source_20_Text"><text:span text:style-name="T3">Instant</text:span></text:span><text:span text:style-name="T3"> (punto en timeline) necesitas dar una zona u offset:</text:span></text:p>
      <text:p text:style-name="P7"><text:span text:style-name="Source_20_Text"><text:span text:style-name="T3">ZoneId zone = ZoneId.of("Europe/Madrid");</text:span></text:span></text:p>
      <text:p text:style-name="P8"><text:span text:style-name="Source_20_Text"><text:span text:style-name="T3">ZonedDateTime zdt = </text:span></text:span><text:span text:style-name="Source_20_Text"><text:span text:style-name="T5">localDateTime</text:span></text:span><text:span text:style-name="Source_20_Text"><text:span text:style-name="T3">.atZone(zone); <text:s text:c="2"/>// añade zona -&gt; ZonedDateTime</text:span></text:span></text:p>
      <text:p text:style-name="P9"><text:soft-page-break/><text:span text:style-name="Source_20_Text"><text:span text:style-name="T3">Instant instant = zdt.toInstant(); <text:s text:c="15"/>// instante UTC</text:span></text:span></text:p>
      <text:p text:style-name="P14">Alternativa usando offset directo:</text:p>
      <text:p text:style-name="P18"><text:span text:style-name="Source_20_Text"><text:span text:style-name="T3">Instant instant2 = </text:span></text:span><text:span text:style-name="Source_20_Text"><text:span text:style-name="T5">localDateTime</text:span></text:span><text:span text:style-name="Source_20_Text"><text:span text:style-name="T3">.toInstant(ZoneOffset.ofHours(1)); // requiere offset explícito</text:span></text:span></text:p>
      <text:list text:style-name="L7">
        <text:list-item>
          <text:p text:style-name="P19"><text:span text:style-name="T3">Sin zona u offset no es posible determinar el </text:span><text:span text:style-name="Source_20_Text"><text:span text:style-name="T3">Instant</text:span></text:span><text:span text:style-name="T3"> único (porque la misma fecha-hora ocurre en diferentes instantes según la zona). </text:span><text:a xlink:type="simple" xlink:href="https://docs.oracle.com/en/java/javase/21/docs/api/java.base/java/time/LocalDateTime.html?utm_source=chatgpt.com" office:target-frame-name="_blank" xlink:show="new" text:style-name="Internet_20_link" text:visited-style-name="Visited_20_Internet_20_Link"><text:span text:style-name="T4">Oracle Docs</text:span></text:a></text:p>
        </text:list-item>
      </text:list>
      <text:p text:style-name="P4"/>
      <text:h text:style-name="P5" text:outline-level="1">Interoperabilidad con JDBC / clases antiguas</text:h>
      <text:list text:style-name="L8">
        <text:list-item>
          <text:p text:style-name="P20"><text:span text:style-name="T3">Para convertir a </text:span><text:span text:style-name="Source_20_Text"><text:span text:style-name="T3">java.sql.Timestamp</text:span></text:span><text:span text:style-name="T3"> y viceversa hay métodos utilitarios: </text:span><text:span text:style-name="Source_20_Text"><text:span text:style-name="T3">Timestamp.valueOf(</text:span></text:span><text:span text:style-name="Source_20_Text"><text:span text:style-name="T5">LocalDateTime</text:span></text:span><text:span text:style-name="Source_20_Text"><text:span text:style-name="T3">)</text:span></text:span><text:span text:style-name="T3"> y </text:span><text:span text:style-name="Source_20_Text"><text:span text:style-name="T3">timestamp.to</text:span></text:span><text:span text:style-name="Source_20_Text"><text:span text:style-name="T5">LocalDateTime</text:span></text:span><text:span text:style-name="Source_20_Text"><text:span text:style-name="T3">()</text:span></text:span><text:span text:style-name="T3">.</text:span></text:p>
        </text:list-item>
        <text:list-item>
          <text:p text:style-name="P20"><text:span text:style-name="T3">Para interoperar con </text:span><text:span text:style-name="Source_20_Text"><text:span text:style-name="T3">Instant</text:span></text:span><text:span text:style-name="T3">/</text:span><text:span text:style-name="Source_20_Text"><text:span text:style-name="T3">ZonedDateTime</text:span></text:span><text:span text:style-name="T3"> hay conversiones como las mostradas arriba. </text:span><text:a xlink:type="simple" xlink:href="https://docs.oracle.com/javase/tutorial/datetime/iso/datetime.html?utm_source=chatgpt.com" office:target-frame-name="_blank" xlink:show="new" text:style-name="Internet_20_link" text:visited-style-name="Visited_20_Internet_20_Link"><text:span text:style-name="T4">Oracle Docs</text:span></text:a></text:p>
        </text:list-item>
      </text:list>
      <text:p text:style-name="P4"/>
      <text:h text:style-name="P5" text:outline-level="1">Excepciones y validaciones</text:h>
      <text:list text:style-name="L9">
        <text:list-item>
          <text:p text:style-name="P21"><text:span text:style-name="Source_20_Text"><text:span text:style-name="T3">DateTimeParseException</text:span></text:span><text:span text:style-name="T3"> al parsear cadenas inválidas.</text:span></text:p>
        </text:list-item>
        <text:list-item>
          <text:p text:style-name="P21"><text:span text:style-name="Source_20_Text"><text:span text:style-name="T3">DateTimeException</text:span></text:span><text:span text:style-name="T3"> si intentas crear una fecha/hora inválida (p. ej. día 30 en febrero).</text:span></text:p>
        </text:list-item>
        <text:list-item>
          <text:p text:style-name="P21"><text:span text:style-name="T3">Las fábricas </text:span><text:span text:style-name="Source_20_Text"><text:span text:style-name="T3">of(...)</text:span></text:span><text:span text:style-name="T3"> validan rangos y lanzan excepciones si los valores no son válidos. </text:span><text:a xlink:type="simple" xlink:href="https://docs.oracle.com/en/java/javase/21/docs/api/java.base/java/time/LocalDateTime.html?utm_source=chatgpt.com" office:target-frame-name="_blank" xlink:show="new" text:style-name="Internet_20_link" text:visited-style-name="Visited_20_Internet_20_Link"><text:span text:style-name="T4">Oracle Docs</text:span></text:a></text:p>
        </text:list-item>
      </text:list>
      <text:p text:style-name="P4"/>
      <text:h text:style-name="P5" text:outline-level="1">Buenas prácticas y recomendaciones</text:h>
      <text:list text:style-name="L10">
        <text:list-item>
          <text:p text:style-name="P22"><text:span text:style-name="T3">Usa </text:span><text:span text:style-name="Source_20_Text"><text:span text:style-name="T5">LocalDateTime</text:span></text:span><text:span text:style-name="T3"> cuando </text:span><text:span text:style-name="Strong_20_Emphasis"><text:span text:style-name="T3">necesitas fecha y hora pero no zona</text:span></text:span><text:span text:style-name="T3"> (ej.: registros de actividad locales, programación de eventos locales).</text:span></text:p>
        </text:list-item>
        <text:list-item>
          <text:p text:style-name="P22"><text:span text:style-name="T3">Si el dato representa un </text:span><text:span text:style-name="Strong_20_Emphasis"><text:span text:style-name="T3">instante universal</text:span></text:span><text:span text:style-name="T3"> o vas a comparar entre zonas, usa </text:span><text:span text:style-name="Source_20_Text"><text:span text:style-name="T3">Instant</text:span></text:span><text:span text:style-name="T3">, </text:span><text:span text:style-name="Source_20_Text"><text:span text:style-name="T3">ZonedDateTime</text:span></text:span><text:span text:style-name="T3"> o almacena la zona/offset también.</text:span></text:p>
        </text:list-item>
        <text:list-item>
          <text:p text:style-name="P22"><text:span text:style-name="T3">Prefiere </text:span><text:span text:style-name="Source_20_Text"><text:span text:style-name="T6">DateTimeFormatter</text:span></text:span><text:span text:style-name="T3"> y patrones explícitos para parseo/formatos (evita </text:span><text:span text:style-name="Source_20_Text"><text:span text:style-name="T3">SimpleDateFormat</text:span></text:span><text:span text:style-name="T3">).</text:span></text:p>
        </text:list-item>
        <text:list-item>
          <text:p text:style-name="P22"><text:span text:style-name="T3">Aprovecha la inmutabilidad: </text:span><text:span text:style-name="Source_20_Text"><text:span text:style-name="T5">LocalDateTime</text:span></text:span><text:span text:style-name="T3"> es </text:span><text:span text:style-name="Strong_20_Emphasis"><text:span text:style-name="T3">thread-safe</text:span></text:span><text:span text:style-name="T3">. </text:span><text:a xlink:type="simple" xlink:href="https://docs.oracle.com/en/java/javase/21/docs/api/java.base/java/time/LocalDateTime.html?utm_source=chatgpt.com" office:target-frame-name="_blank" xlink:show="new" text:style-name="Internet_20_link" text:visited-style-name="Visited_20_Internet_20_Link"><text:span text:style-name="T4">Oracle Docs+1</text:span></text:a></text:p>
        </text:list-item>
      </text:list>
      <text:p text:style-name="P4"/>
      <text:h text:style-name="P5" text:outline-level="1"><text:soft-page-break/>Ejemplos prácticos completos</text:h>
      <text:p text:style-name="P6"><text:span text:style-name="T3">Obtener ahora y convertir a </text:span><text:span text:style-name="Source_20_Text"><text:span text:style-name="T3">Instant</text:span></text:span><text:span text:style-name="T3"> en zona local:</text:span></text:p>
      <text:p text:style-name="P7"><text:span text:style-name="Source_20_Text"><text:span text:style-name="T5">LocalDateTime</text:span></text:span><text:span text:style-name="Source_20_Text"><text:span text:style-name="T3"> now = </text:span></text:span><text:span text:style-name="Source_20_Text"><text:span text:style-name="T5">LocalDateTime</text:span></text:span><text:span text:style-name="Source_20_Text"><text:span text:style-name="T3">.now();</text:span></text:span></text:p>
      <text:p text:style-name="P8"><text:span text:style-name="Source_20_Text"><text:span text:style-name="T3">ZonedDateTime zdt = now.atZone(ZoneId.systemDefault());</text:span></text:span></text:p>
      <text:p text:style-name="P8"><text:span text:style-name="Source_20_Text"><text:span text:style-name="T3">Instant inst = zdt.toInstant();</text:span></text:span></text:p>
      <text:p text:style-name="P9"><text:span text:style-name="Source_20_Text"><text:span text:style-name="T3">System.out.println("Instant: " + inst);</text:span></text:span></text:p>
      <text:p text:style-name="P14">Parsear, sumar y formatear:</text:p>
      <text:p text:style-name="P7"><text:span text:style-name="Source_20_Text"><text:span text:style-name="T6">DateTimeFormatter</text:span></text:span><text:span text:style-name="Source_20_Text"><text:span text:style-name="T3"> fmt = </text:span></text:span><text:span text:style-name="Source_20_Text"><text:span text:style-name="T6">DateTimeFormatter</text:span></text:span><text:span text:style-name="Source_20_Text"><text:span text:style-name="T3">.</text:span></text:span><text:span text:style-name="Source_20_Text"><text:span text:style-name="T7">ofPattern</text:span></text:span><text:span text:style-name="Source_20_Text"><text:span text:style-name="T3">("dd/MM/yyyy HH:mm");</text:span></text:span></text:p>
      <text:p text:style-name="P8"><text:span text:style-name="Source_20_Text"><text:span text:style-name="T5">LocalDateTime</text:span></text:span><text:span text:style-name="Source_20_Text"><text:span text:style-name="T3"> ldt = </text:span></text:span><text:span text:style-name="Source_20_Text"><text:span text:style-name="T5">LocalDateTime</text:span></text:span><text:span text:style-name="Source_20_Text"><text:span text:style-name="T3">.parse("30/11/2025 14:30", fmt);</text:span></text:span></text:p>
      <text:p text:style-name="P8"><text:span text:style-name="Source_20_Text"><text:span text:style-name="T5">LocalDateTime</text:span></text:span><text:span text:style-name="Source_20_Text"><text:span text:style-name="T3"> ldt2 = ldt.plusDays(7).plusHours(2);</text:span></text:span></text:p>
      <text:p text:style-name="P9"><text:span text:style-name="Source_20_Text"><text:span text:style-name="T3">System.out.println(ldt2.format(fmt)); // 07/12/2025 16:30</text:span></text:span></text:p>
      <text:p text:style-name="P6"><text:span text:style-name="T3">Comparar dos </text:span><text:span text:style-name="Source_20_Text"><text:span text:style-name="T5">LocalDateTime</text:span></text:span><text:span text:style-name="T3">:</text:span></text:p>
      <text:p text:style-name="P7"><text:span text:style-name="Source_20_Text"><text:span text:style-name="T3">if (ldt2.isAfter(ldt)) {</text:span></text:span></text:p>
      <text:p text:style-name="P8"><text:span text:style-name="Source_20_Text"><text:span text:style-name="T3"><text:s text:c="4"/>System.out.println("ldt2 es posterior a ldt");</text:span></text:span></text:p>
      <text:p text:style-name="P9"><text:span text:style-name="Source_20_Text"><text:span text:style-name="T3">}</text:span></text:span></text:p>
      <text:p text:style-name="P4"/>
      <text:h text:style-name="P5" text:outline-level="1">Referencias oficiales (lectura recomendada)</text:h>
      <text:list text:style-name="L11">
        <text:list-item>
          <text:p text:style-name="P23"><text:span text:style-name="T3">API </text:span><text:span text:style-name="Source_20_Text"><text:span text:style-name="T5">LocalDateTime</text:span></text:span><text:span text:style-name="T3"> — documentación y especificación. </text:span><text:a xlink:type="simple" xlink:href="https://docs.oracle.com/en/java/javase/21/docs/api/java.base/java/time/LocalDateTime.html?utm_source=chatgpt.com" office:target-frame-name="_blank" xlink:show="new" text:style-name="Internet_20_link" text:visited-style-name="Visited_20_Internet_20_Link"><text:span text:style-name="T4">Oracle Docs</text:span></text:a></text:p>
        </text:list-item>
        <text:list-item>
          <text:p text:style-name="P23"><text:span text:style-name="T3">Tutoriales Java sobre Date-Time (introducción, cuándo usar qué clase). </text:span><text:a xlink:type="simple" xlink:href="https://docs.oracle.com/javase/tutorial/datetime/iso/datetime.html?utm_source=chatgpt.com" office:target-frame-name="_blank" xlink:show="new" text:style-name="Internet_20_link" text:visited-style-name="Visited_20_Internet_20_Link"><text:span text:style-name="T4">Oracle Docs</text:span></text:a></text:p>
        </text:list-item>
        <text:list-item>
          <text:p text:style-name="P23"><text:span text:style-name="Source_20_Text"><text:span text:style-name="T6">DateTimeFormatter</text:span></text:span><text:span text:style-name="T3"> (formateo/parseo). </text:span><text:a xlink:type="simple" xlink:href="https://docs.oracle.com/javase/8/docs/api/java/time/format/DateTimeFormatter.html?utm_source=chatgpt.com" office:target-frame-name="_blank" xlink:show="new" text:style-name="Internet_20_link" text:visited-style-name="Visited_20_Internet_20_Link"><text:span text:style-name="T4">Oracle Docs</text:span></text:a></text:p>
        </text:list-item>
        <text:list-item>
          <text:p text:style-name="P23"><text:span text:style-name="Source_20_Text"><text:span text:style-name="T3">LocalTime</text:span></text:span><text:span text:style-name="T3"> / </text:span><text:span text:style-name="Source_20_Text"><text:span text:style-name="T3">LocalDate</text:span></text:span><text:span text:style-name="T3"> para entender las piezas que componen </text:span><text:span text:style-name="Source_20_Text"><text:span text:style-name="T5">LocalDateTime</text:span></text:span><text:span text:style-name="T3">. </text:span><text:a xlink:type="simple" xlink:href="https://docs.oracle.com/javase/8/docs/api/java/time/LocalTime.html?utm_source=chatgpt.com" office:target-frame-name="_blank" xlink:show="new" text:style-name="Internet_20_link" text:visited-style-name="Visited_20_Internet_20_Link"><text:span text:style-name="T4">Oracle Docs+1</text:span></text:a></text:p>
        </text:list-item>
      </text:list>
      <text:p text:style-name="P4"/>
      <text:p text:style-name="P14">Si quieres, preparo a continuación (elige una):</text:p>
      <text:list text:style-name="L12">
        <text:list-item>
          <text:p text:style-name="P24"><text:span text:style-name="Strong_20_Emphasis"><text:span text:style-name="T3">Chuleta</text:span></text:span><text:span text:style-name="T3"> de métodos más usados (1 página).</text:span></text:p>
        </text:list-item>
        <text:list-item>
          <text:p text:style-name="P24"><text:span text:style-name="Strong_20_Emphasis"><text:span text:style-name="T3">10 ejercicios</text:span></text:span><text:span text:style-name="T3"> prácticos con soluciones (parseo, comparación, conversión a </text:span><text:span text:style-name="Source_20_Text"><text:span text:style-name="T3">Instant</text:span></text:span><text:span text:style-name="T3">, manejo de zonas).</text:span></text:p>
        </text:list-item>
        <text:list-item>
          <text:p text:style-name="P24"><text:span text:style-name="Strong_20_Emphasis"><text:span text:style-name="T3">Snippet listo para producción</text:span></text:span><text:span text:style-name="T3"> con utilidades (parse seguro, formateo con Locale, conversión a DB).</text:span></text:p>
        </text:list-item>
      </text:list>
      <text:p text:style-name="P14">¿Qué prefieres?</text:p>
      <text:h text:style-name="P25" text:outline-level="5">Tú dijiste:</text:h>
      <text:p text:style-name="P14">que diferencias hay entonces entre la clase LocalDate y la clase <text:span text:style-name="T5">LocalDateTime</text:span>?</text:p>
      <text:h text:style-name="P26" text:outline-level="6"><text:soft-page-break/>ChatGPT Plus</text:h>
      <text:p text:style-name="P6"><text:span text:style-name="T3">Aquí tienes una </text:span><text:span text:style-name="Strong_20_Emphasis"><text:span text:style-name="T3">comparación clara, técnica y directa</text:span></text:span><text:span text:style-name="T3"> entre </text:span><text:span text:style-name="Strong_20_Emphasis"><text:span text:style-name="Source_20_Text"><text:span text:style-name="T3">LocalDate</text:span></text:span></text:span><text:span text:style-name="T3"> y </text:span><text:span text:style-name="Strong_20_Emphasis"><text:span text:style-name="Source_20_Text"><text:span text:style-name="T5">LocalDateTime</text:span></text:span></text:span><text:span text:style-name="T3">, tal como las define la API moderna de Java (</text:span><text:span text:style-name="Source_20_Text"><text:span text:style-name="T3">java.time</text:span></text:span><text:span text:style-name="T3">).</text:span></text:p>
      <text:p text:style-name="P4"/>
      <text:h text:style-name="P11" text:outline-level="1"><text:span text:style-name="T3">✔️ </text:span><text:span text:style-name="Strong_20_Emphasis"><text:span text:style-name="T3">Resumen rápido</text:span>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27">Clase</text:p>
            </table:table-cell>
            <table:table-cell table:style-name="Tabla1.A1" office:value-type="string">
              <text:p text:style-name="P27">Qué representa</text:p>
            </table:table-cell>
            <table:table-cell table:style-name="Tabla1.A1" office:value-type="string">
              <text:p text:style-name="P27">Ejemplo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<text:span text:style-name="T3">LocalDate</text:span></text:span></text:p>
          </table:table-cell>
          <table:table-cell table:style-name="Tabla1.A1" office:value-type="string">
            <text:p text:style-name="Table_20_Contents"><text:span text:style-name="Strong_20_Emphasis"><text:span text:style-name="T3">Solo una fecha</text:span></text:span><text:span text:style-name="T3"> (año, mes, día). </text:span><text:span text:style-name="Strong_20_Emphasis"><text:span text:style-name="T3">Sin hora ni zona</text:span></text:span><text:span text:style-name="T3">.</text:span></text:p>
          </table:table-cell>
          <table:table-cell table:style-name="Tabla1.A1" office:value-type="string">
            <text:p text:style-name="Table_20_Contents"><text:span text:style-name="Source_20_Text"><text:span text:style-name="T3">2025-11-30</text:span>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5">LocalDateTime</text:span></text:span></text:p>
          </table:table-cell>
          <table:table-cell table:style-name="Tabla1.A1" office:value-type="string">
            <text:p text:style-name="Table_20_Contents"><text:span text:style-name="Strong_20_Emphasis"><text:span text:style-name="T3">Fecha + hora</text:span></text:span><text:span text:style-name="T3"> (año, mes, día, hora, minuto, segundo, nanos). </text:span><text:span text:style-name="Strong_20_Emphasis"><text:span text:style-name="T3">Sin zona</text:span></text:span><text:span text:style-name="T3">.</text:span></text:p>
          </table:table-cell>
          <table:table-cell table:style-name="Tabla1.A1" office:value-type="string">
            <text:p text:style-name="Table_20_Contents"><text:span text:style-name="Source_20_Text"><text:span text:style-name="T3">2025-11-30T14:30:00</text:span></text:span></text:p>
          </table:table-cell>
        </table:table-row>
      </table:table>
      <text:p text:style-name="P6"><text:span text:style-name="T3">Ambas son </text:span><text:span text:style-name="Strong_20_Emphasis"><text:span text:style-name="T3">inmutables</text:span></text:span><text:span text:style-name="T3"> y </text:span><text:span text:style-name="Strong_20_Emphasis"><text:span text:style-name="T3">thread-safe</text:span></text:span><text:span text:style-name="T3">.</text:span></text:p>
      <text:p text:style-name="P4"/>
      <text:h text:style-name="P11" text:outline-level="1"><text:span text:style-name="T3">✔️ 1. </text:span><text:span text:style-name="Strong_20_Emphasis"><text:span text:style-name="T3">Componentes que contienen</text:span></text:span></text:h>
      <text:h text:style-name="P28" text:outline-level="3"><text:span text:style-name="Strong_20_Emphasis"><text:span text:style-name="T3">LocalDate</text:span></text:span></text:h>
      <text:p text:style-name="P14">Contiene solo:</text:p>
      <text:list text:style-name="L13">
        <text:list-item>
          <text:p text:style-name="P29"><text:span text:style-name="T3">Año (</text:span><text:span text:style-name="Source_20_Text"><text:span text:style-name="T3">year</text:span></text:span><text:span text:style-name="T3">)</text:span></text:p>
        </text:list-item>
        <text:list-item>
          <text:p text:style-name="P29"><text:span text:style-name="T3">Mes (</text:span><text:span text:style-name="Source_20_Text"><text:span text:style-name="T3">month</text:span></text:span><text:span text:style-name="T3">)</text:span></text:p>
        </text:list-item>
        <text:list-item>
          <text:p text:style-name="P29"><text:span text:style-name="T3">Día (</text:span><text:span text:style-name="Source_20_Text"><text:span text:style-name="T3">dayOfMonth</text:span></text:span><text:span text:style-name="T3">)</text:span></text:p>
        </text:list-item>
      </text:list>
      <text:p text:style-name="P14">No contiene:</text:p>
      <text:list text:style-name="L14">
        <text:list-item>
          <text:p text:style-name="P30">Hora, minutos, segundos…</text:p>
        </text:list-item>
        <text:list-item>
          <text:p text:style-name="P30">Zona horaria</text:p>
        </text:list-item>
        <text:list-item>
          <text:p text:style-name="P30">Offset</text:p>
        </text:list-item>
      </text:list>
      <text:h text:style-name="P28" text:outline-level="3"><text:span text:style-name="Strong_20_Emphasis"><text:span text:style-name="T5">LocalDateTime</text:span></text:span></text:h>
      <text:p text:style-name="P14">Contiene:</text:p>
      <text:list text:style-name="L15">
        <text:list-item>
          <text:p text:style-name="P31">Año, mes, día</text:p>
        </text:list-item>
        <text:list-item>
          <text:p text:style-name="P31">Hora, minuto, segundo</text:p>
        </text:list-item>
        <text:list-item>
          <text:p text:style-name="P31">Nanosegundos</text:p>
        </text:list-item>
      </text:list>
      <text:p text:style-name="P14">No contiene:</text:p>
      <text:list text:style-name="L16">
        <text:list-item>
          <text:p text:style-name="P32">Zona horaria</text:p>
        </text:list-item>
        <text:list-item>
          <text:p text:style-name="P32">Offset</text:p>
        </text:list-item>
      </text:list>
      <text:p text:style-name="P4"><text:soft-page-break/></text:p>
      <text:h text:style-name="P11" text:outline-level="1"><text:span text:style-name="T3">✔️ 2. </text:span><text:span text:style-name="Strong_20_Emphasis"><text:span text:style-name="T3">Nivel de precisión</text:span></text:span></text:h>
      <text:h text:style-name="P28" text:outline-level="3"><text:span text:style-name="Strong_20_Emphasis"><text:span text:style-name="T3">LocalDate</text:span></text:span></text:h>
      <text:p text:style-name="P6"><text:span text:style-name="T3">Precisión de </text:span><text:span text:style-name="Strong_20_Emphasis"><text:span text:style-name="T3">día</text:span></text:span><text:span text:style-name="T3">, nada más.</text:span></text:p>
      <text:h text:style-name="P28" text:outline-level="3"><text:span text:style-name="Strong_20_Emphasis"><text:span text:style-name="T5">LocalDateTime</text:span></text:span></text:h>
      <text:p text:style-name="P6"><text:span text:style-name="T3">Precisión hasta </text:span><text:span text:style-name="Strong_20_Emphasis"><text:span text:style-name="T3">nanosegundos</text:span></text:span><text:span text:style-name="T3">.</text:span></text:p>
      <text:p text:style-name="P4"/>
      <text:h text:style-name="P11" text:outline-level="1"><text:span text:style-name="T3">✔️ 3. </text:span><text:span text:style-name="Strong_20_Emphasis"><text:span text:style-name="T3">Tipo de información temporal</text:span></text:span></text:h>
      <text:h text:style-name="P28" text:outline-level="3"><text:span text:style-name="Strong_20_Emphasis"><text:span text:style-name="T3">LocalDate</text:span></text:span></text:h>
      <text:p text:style-name="P6"><text:span text:style-name="T3">Se usa para </text:span><text:span text:style-name="Strong_20_Emphasis"><text:span text:style-name="T3">fechas del calendario</text:span></text:span><text:span text:style-name="T3">, como:</text:span></text:p>
      <text:list text:style-name="L17">
        <text:list-item>
          <text:p text:style-name="P33">Cumpleaños</text:p>
        </text:list-item>
        <text:list-item>
          <text:p text:style-name="P33">Fecha de matrícula</text:p>
        </text:list-item>
        <text:list-item>
          <text:p text:style-name="P33">Fecha de creación de un registro sin hora</text:p>
        </text:list-item>
        <text:list-item>
          <text:p text:style-name="P33">Fecha límite (día exacto)</text:p>
        </text:list-item>
      </text:list>
      <text:h text:style-name="P28" text:outline-level="3"><text:span text:style-name="Strong_20_Emphasis"><text:span text:style-name="T5">LocalDateTime</text:span></text:span></text:h>
      <text:p text:style-name="P6"><text:span text:style-name="T3">Se usa para </text:span><text:span text:style-name="Strong_20_Emphasis"><text:span text:style-name="T3">eventos con hora</text:span></text:span><text:span text:style-name="T3">, como:</text:span></text:p>
      <text:list text:style-name="L18">
        <text:list-item>
          <text:p text:style-name="P34"><text:span text:style-name="T3">Hora de una reserva: </text:span><text:span text:style-name="Source_20_Text"><text:span text:style-name="T3">2025-11-30 15:45</text:span></text:span></text:p>
        </text:list-item>
        <text:list-item>
          <text:p text:style-name="P35">Hora de inicio de una clase</text:p>
        </text:list-item>
        <text:list-item>
          <text:p text:style-name="P35">Timestamp local de un registro</text:p>
        </text:list-item>
      </text:list>
      <text:p text:style-name="P4"/>
      <text:h text:style-name="P11" text:outline-level="1"><text:span text:style-name="T3">✔️ 4. </text:span><text:span text:style-name="Strong_20_Emphasis"><text:span text:style-name="T3">Conversión a </text:span></text:span><text:span text:style-name="Strong_20_Emphasis"><text:span text:style-name="Source_20_Text"><text:span text:style-name="T3">Instant</text:span></text:span></text:span></text:h>
      <text:p text:style-name="P14">Ninguna de las dos clases contiene zona, por tanto:</text:p>
      <text:h text:style-name="P28" text:outline-level="3"><text:span text:style-name="Strong_20_Emphasis"><text:span text:style-name="T3">LocalDate</text:span></text:span></text:h>
      <text:p text:style-name="P6"><text:span text:style-name="T3">No se puede convertir directamente a </text:span><text:span text:style-name="Source_20_Text"><text:span text:style-name="T3">Instant</text:span></text:span><text:span text:style-name="T3"> sin:</text:span></text:p>
      <text:list text:style-name="L19">
        <text:list-item>
          <text:p text:style-name="P36"><text:span text:style-name="T3">Añadir hora </text:span><text:span text:style-name="Strong_20_Emphasis"><text:span text:style-name="T3">y</text:span></text:span></text:p>
        </text:list-item>
        <text:list-item>
          <text:p text:style-name="P37">Añadir zona.</text:p>
        </text:list-item>
      </text:list>
      <text:p text:style-name="P14"><text:soft-page-break/>Ejemplo:</text:p>
      <text:p text:style-name="P7"><text:span text:style-name="Source_20_Text"><text:span text:style-name="T3">LocalDate d = LocalDate.now();</text:span></text:span></text:p>
      <text:p text:style-name="P9"><text:span text:style-name="Source_20_Text"><text:span text:style-name="T3">Instant i = d.atStartOfDay(ZoneId.systemDefault()).toInstant();</text:span></text:span></text:p>
      <text:h text:style-name="P28" text:outline-level="3"><text:span text:style-name="Strong_20_Emphasis"><text:span text:style-name="T5">LocalDateTime</text:span></text:span></text:h>
      <text:p text:style-name="P14">Tampoco puede convertirse sin indicar zona:</text:p>
      <text:p text:style-name="P7"><text:span text:style-name="Source_20_Text"><text:span text:style-name="T5">LocalDateTime</text:span></text:span><text:span text:style-name="Source_20_Text"><text:span text:style-name="T3"> dt = </text:span></text:span><text:span text:style-name="Source_20_Text"><text:span text:style-name="T5">LocalDateTime</text:span></text:span><text:span text:style-name="Source_20_Text"><text:span text:style-name="T3">.now();</text:span></text:span></text:p>
      <text:p text:style-name="P9"><text:span text:style-name="Source_20_Text"><text:span text:style-name="T3">Instant i = dt.atZone(ZoneId.systemDefault()).toInstant();</text:span></text:span></text:p>
      <text:p text:style-name="P4"/>
      <text:h text:style-name="P11" text:outline-level="1"><text:span text:style-name="T3">✔️ 5. </text:span><text:span text:style-name="Strong_20_Emphasis"><text:span text:style-name="T3">Operaciones disponibles</text:span></text:span></text:h>
      <text:h text:style-name="P38" text:outline-level="3">Comunes entre ambas:</text:h>
      <text:list text:style-name="L20">
        <text:list-item>
          <text:p text:style-name="P39"><text:span text:style-name="Source_20_Text"><text:span text:style-name="T3">plusDays</text:span></text:span><text:span text:style-name="T3">, </text:span><text:span text:style-name="Source_20_Text"><text:span text:style-name="T3">minusMonths</text:span></text:span><text:span text:style-name="T3">, </text:span><text:span text:style-name="Source_20_Text"><text:span text:style-name="T3">withYear</text:span></text:span><text:span text:style-name="T3">, </text:span><text:span text:style-name="Source_20_Text"><text:span text:style-name="T3">isBefore</text:span></text:span><text:span text:style-name="T3">, </text:span><text:span text:style-name="Source_20_Text"><text:span text:style-name="T3">isAfter</text:span></text:span></text:p>
        </text:list-item>
        <text:list-item>
          <text:p text:style-name="P39"><text:span text:style-name="Source_20_Text"><text:span text:style-name="T3">parse</text:span></text:span><text:span text:style-name="T3"> y </text:span><text:span text:style-name="Source_20_Text"><text:span text:style-name="T3">format</text:span></text:span><text:span text:style-name="T3"> con </text:span><text:span text:style-name="Source_20_Text"><text:span text:style-name="T6">DateTimeFormatter</text:span></text:span></text:p>
        </text:list-item>
      </text:list>
      <text:h text:style-name="P38" text:outline-level="3">Exclusivas de <text:span text:style-name="T5">LocalDateTime</text:span>:</text:h>
      <text:p text:style-name="P14">Porque contiene horas:</text:p>
      <text:list text:style-name="L21">
        <text:list-item>
          <text:p text:style-name="P40"><text:span text:style-name="Source_20_Text"><text:span text:style-name="T3">plusHours</text:span></text:span><text:span text:style-name="T3">, </text:span><text:span text:style-name="Source_20_Text"><text:span text:style-name="T3">minusMinutes</text:span></text:span><text:span text:style-name="T3">, </text:span><text:span text:style-name="Source_20_Text"><text:span text:style-name="T3">withHour</text:span></text:span></text:p>
        </text:list-item>
        <text:list-item>
          <text:p text:style-name="P40"><text:span text:style-name="Source_20_Text"><text:span text:style-name="T3">truncatedTo(ChronoUnit.HOURS)</text:span></text:span></text:p>
        </text:list-item>
        <text:list-item>
          <text:p text:style-name="P41">Comparaciones más precisas en niveles inferiores al día</text:p>
        </text:list-item>
      </text:list>
      <text:p text:style-name="P4"/>
      <text:h text:style-name="P11" text:outline-level="1"><text:span text:style-name="T3">✔️ 6. </text:span><text:span text:style-name="Strong_20_Emphasis"><text:span text:style-name="T3">Cuándo usar cada una</text:span></text:span></text:h>
      <text:h text:style-name="P28" text:outline-level="3"><text:span text:style-name="T3">🟦 </text:span><text:span text:style-name="Strong_20_Emphasis"><text:span text:style-name="T3">Usa LocalDate cuando:</text:span></text:span></text:h>
      <text:list text:style-name="L22">
        <text:list-item>
          <text:p text:style-name="P42">Solo importa la fecha.</text:p>
        </text:list-item>
        <text:list-item>
          <text:p text:style-name="P42">La hora NO importa.</text:p>
        </text:list-item>
        <text:list-item>
          <text:p text:style-name="P42">La hora sería irrelevante o engañosa.</text:p>
        </text:list-item>
        <text:list-item>
          <text:p text:style-name="P42">El dato no representa un instante real, sino un día del calendario.</text:p>
        </text:list-item>
      </text:list>
      <text:p text:style-name="P14">Ejemplos:</text:p>
      <text:p text:style-name="P7"><text:span text:style-name="Source_20_Text"><text:span text:style-name="T3">LocalDate nacimiento;</text:span></text:span></text:p>
      <text:p text:style-name="P8"><text:span text:style-name="Source_20_Text"><text:span text:style-name="T3">LocalDate fechaFactura;</text:span></text:span></text:p>
      <text:p text:style-name="P9"><text:span text:style-name="Source_20_Text"><text:span text:style-name="T3">LocalDate fechaEntrega;</text:span></text:span></text:p>
      <text:p text:style-name="P4"/>
      <text:h text:style-name="P28" text:outline-level="3"><text:soft-page-break/><text:span text:style-name="T3">🟩 </text:span><text:span text:style-name="Strong_20_Emphasis"><text:span text:style-name="T3">Usa </text:span></text:span><text:span text:style-name="Strong_20_Emphasis"><text:span text:style-name="T5">LocalDateTime</text:span></text:span><text:span text:style-name="Strong_20_Emphasis"><text:span text:style-name="T3"> cuando:</text:span></text:span></text:h>
      <text:list text:style-name="L23">
        <text:list-item>
          <text:p text:style-name="P43"><text:span text:style-name="T3">Necesitas fecha </text:span><text:span text:style-name="Strong_20_Emphasis"><text:span text:style-name="T3">y</text:span></text:span><text:span text:style-name="T3"> hora.</text:span></text:p>
        </text:list-item>
        <text:list-item>
          <text:p text:style-name="P44">No necesitas zona horaria explícita.</text:p>
        </text:list-item>
        <text:list-item>
          <text:p text:style-name="P44">El dato es local al sistema o al usuario.</text:p>
        </text:list-item>
      </text:list>
      <text:p text:style-name="P14">Ejemplos:</text:p>
      <text:p text:style-name="P7"><text:span text:style-name="Source_20_Text"><text:span text:style-name="T5">LocalDateTime</text:span></text:span><text:span text:style-name="Source_20_Text"><text:span text:style-name="T3"> inicioEvento;</text:span></text:span></text:p>
      <text:p text:style-name="P8"><text:span text:style-name="Source_20_Text"><text:span text:style-name="T5">LocalDateTime</text:span></text:span><text:span text:style-name="Source_20_Text"><text:span text:style-name="T3"> fechaHoraRegistro;</text:span></text:span></text:p>
      <text:p text:style-name="P9"><text:span text:style-name="Source_20_Text"><text:span text:style-name="T5">LocalDateTime</text:span></text:span><text:span text:style-name="Source_20_Text"><text:span text:style-name="T3"> reservaHotel;</text:span></text:span></text:p>
      <text:p text:style-name="P4"/>
      <text:h text:style-name="P5" text:outline-level="1">✔️ 7. Comparación final (tabla técnica)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27">Característica</text:p>
            </table:table-cell>
            <table:table-cell table:style-name="Tabla2.A1" office:value-type="string">
              <text:p text:style-name="Table_20_Heading"><text:span text:style-name="Strong_20_Emphasis"><text:span text:style-name="T3">LocalDate</text:span></text:span></text:p>
            </table:table-cell>
            <table:table-cell table:style-name="Tabla2.A1" office:value-type="string">
              <text:p text:style-name="Table_20_Heading"><text:span text:style-name="Strong_20_Emphasis"><text:span text:style-name="T5">LocalDateTime</text:span></text:span></text:p>
            </table:table-cell>
          </table:table-row>
        </table:table-header-rows>
        <table:table-row>
          <table:table-cell table:style-name="Tabla2.A1" office:value-type="string">
            <text:p text:style-name="P45">Fecha</text:p>
          </table:table-cell>
          <table:table-cell table:style-name="Tabla2.A1" office:value-type="string">
            <text:p text:style-name="P45">✔️</text:p>
          </table:table-cell>
          <table:table-cell table:style-name="Tabla2.A1" office:value-type="string">
            <text:p text:style-name="P45">✔️</text:p>
          </table:table-cell>
        </table:table-row>
        <table:table-row>
          <table:table-cell table:style-name="Tabla2.A1" office:value-type="string">
            <text:p text:style-name="P45">Hora</text:p>
          </table:table-cell>
          <table:table-cell table:style-name="Tabla2.A1" office:value-type="string">
            <text:p text:style-name="P45">❌</text:p>
          </table:table-cell>
          <table:table-cell table:style-name="Tabla2.A1" office:value-type="string">
            <text:p text:style-name="P45">✔️</text:p>
          </table:table-cell>
        </table:table-row>
        <table:table-row>
          <table:table-cell table:style-name="Tabla2.A1" office:value-type="string">
            <text:p text:style-name="P45">Minutos</text:p>
          </table:table-cell>
          <table:table-cell table:style-name="Tabla2.A1" office:value-type="string">
            <text:p text:style-name="P45">❌</text:p>
          </table:table-cell>
          <table:table-cell table:style-name="Tabla2.A1" office:value-type="string">
            <text:p text:style-name="P45">✔️</text:p>
          </table:table-cell>
        </table:table-row>
        <table:table-row>
          <table:table-cell table:style-name="Tabla2.A1" office:value-type="string">
            <text:p text:style-name="P45">Segundos</text:p>
          </table:table-cell>
          <table:table-cell table:style-name="Tabla2.A1" office:value-type="string">
            <text:p text:style-name="P45">❌</text:p>
          </table:table-cell>
          <table:table-cell table:style-name="Tabla2.A1" office:value-type="string">
            <text:p text:style-name="P45">✔️</text:p>
          </table:table-cell>
        </table:table-row>
        <table:table-row>
          <table:table-cell table:style-name="Tabla2.A1" office:value-type="string">
            <text:p text:style-name="P45">Nanosegundos</text:p>
          </table:table-cell>
          <table:table-cell table:style-name="Tabla2.A1" office:value-type="string">
            <text:p text:style-name="P45">❌</text:p>
          </table:table-cell>
          <table:table-cell table:style-name="Tabla2.A1" office:value-type="string">
            <text:p text:style-name="P45">✔️</text:p>
          </table:table-cell>
        </table:table-row>
        <table:table-row>
          <table:table-cell table:style-name="Tabla2.A1" office:value-type="string">
            <text:p text:style-name="P45">Zona horaria</text:p>
          </table:table-cell>
          <table:table-cell table:style-name="Tabla2.A1" office:value-type="string">
            <text:p text:style-name="P45">❌</text:p>
          </table:table-cell>
          <table:table-cell table:style-name="Tabla2.A1" office:value-type="string">
            <text:p text:style-name="P45">❌</text:p>
          </table:table-cell>
        </table:table-row>
        <table:table-row>
          <table:table-cell table:style-name="Tabla2.A1" office:value-type="string">
            <text:p text:style-name="P45">Precisión</text:p>
          </table:table-cell>
          <table:table-cell table:style-name="Tabla2.A1" office:value-type="string">
            <text:p text:style-name="P45">Día</text:p>
          </table:table-cell>
          <table:table-cell table:style-name="Tabla2.A1" office:value-type="string">
            <text:p text:style-name="P45">Nanosegundo</text:p>
          </table:table-cell>
        </table:table-row>
        <table:table-row>
          <table:table-cell table:style-name="Tabla2.A1" office:value-type="string">
            <text:p text:style-name="Table_20_Contents"><text:span text:style-name="T3">Conversión directa a </text:span><text:span text:style-name="Source_20_Text"><text:span text:style-name="T3">Instant</text:span></text:span></text:p>
          </table:table-cell>
          <table:table-cell table:style-name="Tabla2.A1" office:value-type="string">
            <text:p text:style-name="P45">❌ Necesita hora y zona</text:p>
          </table:table-cell>
          <table:table-cell table:style-name="Tabla2.A1" office:value-type="string">
            <text:p text:style-name="P45">❌ Necesita solo zona</text:p>
          </table:table-cell>
        </table:table-row>
        <table:table-row table:style-name="Tabla2.10">
          <table:table-cell table:style-name="Tabla2.A1" office:value-type="string">
            <text:p text:style-name="P45">Uso típico</text:p>
          </table:table-cell>
          <table:table-cell table:style-name="Tabla2.A1" office:value-type="string">
            <text:p text:style-name="P45">Cumpleaños, fechas de registro</text:p>
          </table:table-cell>
          <table:table-cell table:style-name="Tabla2.A1" office:value-type="string">
            <text:p text:style-name="P45">Reservas, timestamps locales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2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2" style:font-family-complex="'Lohit Devanagari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33:18.777951700</meta:creation-date>
    <dc:date>2025-11-30T20:52:00.915455126</dc:date>
    <meta:editing-duration>PT1H8M25S</meta:editing-duration>
    <meta:editing-cycles>2</meta:editing-cycles>
    <meta:generator>LibreOffice/25.2.3.2$Linux_X86_64 LibreOffice_project/520$Build-2</meta:generator>
    <meta:document-statistic meta:table-count="2" meta:image-count="0" meta:object-count="0" meta:page-count="8" meta:paragraph-count="204" meta:word-count="1100" meta:character-count="7961" meta:non-whitespace-character-count="7078"/>
  </office:meta>
</office:document-meta>
</file>